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ainReference.getSpa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Reference.getColumnG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Reference.isEmpty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MainReference.createSpan( boolean spanAll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MainReference.getColumn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inReference.MainReference( BodyRegion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ainReference.getCurrentSp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